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0a70" officeooo:paragraph-rsid="001c0a70"/>
    </style:style>
    <style:style style:name="P2" style:family="paragraph" style:parent-style-name="Standard">
      <style:text-properties officeooo:rsid="001c0a70" officeooo:paragraph-rsid="001d1e2d"/>
    </style:style>
    <style:style style:name="P3" style:family="paragraph" style:parent-style-name="Standard">
      <style:text-properties officeooo:rsid="001c0a70" officeooo:paragraph-rsid="001ea3de"/>
    </style:style>
    <style:style style:name="P4" style:family="paragraph" style:parent-style-name="Standard">
      <style:text-properties officeooo:rsid="001c0a70" officeooo:paragraph-rsid="001ea80d"/>
    </style:style>
    <style:style style:name="P5" style:family="paragraph" style:parent-style-name="Standard">
      <style:text-properties officeooo:rsid="001c0a70" officeooo:paragraph-rsid="0021dd93"/>
    </style:style>
    <style:style style:name="P6" style:family="paragraph" style:parent-style-name="Standard">
      <style:text-properties officeooo:rsid="001c0a70" officeooo:paragraph-rsid="002828e3"/>
    </style:style>
    <style:style style:name="P7" style:family="paragraph" style:parent-style-name="Standard">
      <style:text-properties officeooo:rsid="001c0a70" officeooo:paragraph-rsid="002972d3"/>
    </style:style>
    <style:style style:name="P8" style:family="paragraph" style:parent-style-name="Standard">
      <style:text-properties officeooo:rsid="001c0a70" officeooo:paragraph-rsid="002df827"/>
    </style:style>
    <style:style style:name="P9" style:family="paragraph" style:parent-style-name="Standard">
      <style:text-properties officeooo:rsid="001c0a70" officeooo:paragraph-rsid="0030fcd7"/>
    </style:style>
    <style:style style:name="P10" style:family="paragraph" style:parent-style-name="Standard">
      <style:text-properties officeooo:rsid="001c9903" officeooo:paragraph-rsid="001c9903"/>
    </style:style>
    <style:style style:name="P11" style:family="paragraph" style:parent-style-name="Standard">
      <style:text-properties officeooo:rsid="001c9903" officeooo:paragraph-rsid="0021dd93"/>
    </style:style>
    <style:style style:name="P12" style:family="paragraph" style:parent-style-name="Standard">
      <style:text-properties officeooo:rsid="001c9903" officeooo:paragraph-rsid="002828e3"/>
    </style:style>
    <style:style style:name="P13" style:family="paragraph" style:parent-style-name="Standard">
      <style:text-properties officeooo:rsid="001c9903" officeooo:paragraph-rsid="0030fcd7"/>
    </style:style>
    <style:style style:name="P14" style:family="paragraph" style:parent-style-name="Standard">
      <style:text-properties officeooo:rsid="001d1e2d" officeooo:paragraph-rsid="001d1e2d"/>
    </style:style>
    <style:style style:name="P15" style:family="paragraph" style:parent-style-name="Standard">
      <style:text-properties officeooo:rsid="001d1e2d" officeooo:paragraph-rsid="001ea3de"/>
    </style:style>
    <style:style style:name="P16" style:family="paragraph" style:parent-style-name="Standard">
      <style:text-properties officeooo:rsid="001d1e2d" officeooo:paragraph-rsid="001ea80d"/>
    </style:style>
    <style:style style:name="P17" style:family="paragraph" style:parent-style-name="Standard">
      <style:text-properties officeooo:rsid="001d1e2d" officeooo:paragraph-rsid="0021dd93"/>
    </style:style>
    <style:style style:name="P18" style:family="paragraph" style:parent-style-name="Standard">
      <style:text-properties officeooo:rsid="001d1e2d" officeooo:paragraph-rsid="002828e3"/>
    </style:style>
    <style:style style:name="P19" style:family="paragraph" style:parent-style-name="Standard">
      <style:text-properties officeooo:rsid="001ea3de" officeooo:paragraph-rsid="001ea3de"/>
    </style:style>
    <style:style style:name="P20" style:family="paragraph" style:parent-style-name="Standard">
      <style:text-properties officeooo:rsid="001ea80d" officeooo:paragraph-rsid="001ea80d"/>
    </style:style>
    <style:style style:name="P21" style:family="paragraph" style:parent-style-name="Standard">
      <style:text-properties officeooo:rsid="002828e3" officeooo:paragraph-rsid="002828e3"/>
    </style:style>
    <style:style style:name="P22" style:family="paragraph" style:parent-style-name="Standard">
      <style:text-properties officeooo:rsid="002828e3" officeooo:paragraph-rsid="0030fcd7"/>
    </style:style>
    <style:style style:name="P23" style:family="paragraph" style:parent-style-name="Standard">
      <style:text-properties fo:font-weight="bold" officeooo:rsid="001c0a70" officeooo:paragraph-rsid="001c0a70" style:font-weight-asian="bold" style:font-weight-complex="bold"/>
    </style:style>
    <style:style style:name="P24" style:family="paragraph" style:parent-style-name="Standard">
      <style:text-properties fo:font-weight="bold" officeooo:rsid="001c0a70" officeooo:paragraph-rsid="001ea80d" style:font-weight-asian="bold" style:font-weight-complex="bold"/>
    </style:style>
    <style:style style:name="P25" style:family="paragraph" style:parent-style-name="Standard">
      <style:text-properties fo:font-weight="bold" officeooo:rsid="001c0a70" officeooo:paragraph-rsid="002828e3" style:font-weight-asian="bold" style:font-weight-complex="bold"/>
    </style:style>
    <style:style style:name="P26" style:family="paragraph" style:parent-style-name="Standard">
      <style:text-properties fo:font-weight="bold" officeooo:rsid="001c9903" officeooo:paragraph-rsid="0021dd93" style:font-weight-asian="bold" style:font-weight-complex="bold"/>
    </style:style>
    <style:style style:name="P27" style:family="paragraph" style:parent-style-name="Standard">
      <style:text-properties fo:font-weight="bold" officeooo:rsid="001c9903" officeooo:paragraph-rsid="001c9903" style:font-weight-asian="bold" style:font-weight-complex="bold"/>
    </style:style>
    <style:style style:name="P28" style:family="paragraph" style:parent-style-name="Standard">
      <style:text-properties fo:font-weight="bold" officeooo:rsid="001c9903" officeooo:paragraph-rsid="0030fcd7" style:font-weight-asian="bold" style:font-weight-complex="bold"/>
    </style:style>
    <style:style style:name="P29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2972d3" officeooo:paragraph-rsid="002972d3" style:font-weight-asian="bold" style:font-weight-complex="bold"/>
    </style:style>
    <style:style style:name="P30" style:family="paragraph" style:parent-style-name="Standard">
      <style:text-properties officeooo:rsid="002972d3" officeooo:paragraph-rsid="002972d3"/>
    </style:style>
    <style:style style:name="P31" style:family="paragraph" style:parent-style-name="Standard">
      <style:text-properties fo:font-style="italic" officeooo:rsid="002972d3" officeooo:paragraph-rsid="002972d3" style:font-style-asian="italic" style:font-style-complex="italic"/>
    </style:style>
    <style:style style:name="P32" style:family="paragraph" style:parent-style-name="Standard">
      <style:text-properties fo:font-style="italic" officeooo:rsid="002972d3" officeooo:paragraph-rsid="002b172a" style:font-style-asian="italic" style:font-style-complex="italic"/>
    </style:style>
    <style:style style:name="P33" style:family="paragraph" style:parent-style-name="Standard">
      <style:text-properties fo:font-style="italic" officeooo:rsid="002c1b5d" officeooo:paragraph-rsid="002c1b5d" style:font-style-asian="italic" style:font-style-complex="italic"/>
    </style:style>
    <style:style style:name="P34" style:family="paragraph" style:parent-style-name="Standard">
      <style:text-properties fo:font-style="italic" officeooo:rsid="002fde7f" officeooo:paragraph-rsid="002fde7f" style:font-style-asian="italic" style:font-style-complex="italic"/>
    </style:style>
    <style:style style:name="P35" style:family="paragraph" style:parent-style-name="Standard">
      <style:text-properties fo:font-style="italic" officeooo:rsid="001ea3de" officeooo:paragraph-rsid="002972d3" style:font-style-asian="italic" style:font-style-complex="italic"/>
    </style:style>
    <style:style style:name="P36" style:family="paragraph" style:parent-style-name="Standard">
      <style:text-properties fo:font-style="italic" officeooo:rsid="002972d3" officeooo:paragraph-rsid="002b172a" style:font-style-asian="italic" style:font-style-complex="italic"/>
    </style:style>
    <style:style style:name="P37" style:family="paragraph" style:parent-style-name="Standard">
      <style:text-properties fo:font-style="italic" officeooo:rsid="002972d3" officeooo:paragraph-rsid="003a4a22" style:font-style-asian="italic" style:font-style-complex="italic"/>
    </style:style>
    <style:style style:name="P38" style:family="paragraph" style:parent-style-name="Standard">
      <style:text-properties fo:font-style="italic" officeooo:rsid="00322b88" officeooo:paragraph-rsid="00322b88" style:font-style-asian="italic" style:font-style-complex="italic"/>
    </style:style>
    <style:style style:name="P39" style:family="paragraph" style:parent-style-name="Standard">
      <style:text-properties fo:font-style="italic" officeooo:rsid="003a4a22" officeooo:paragraph-rsid="003a4a22" style:font-style-asian="italic" style:font-style-complex="italic"/>
    </style:style>
    <style:style style:name="P40" style:family="paragraph" style:parent-style-name="Standard">
      <style:text-properties officeooo:rsid="001c9903" officeooo:paragraph-rsid="002828e3"/>
    </style:style>
    <style:style style:name="P41" style:family="paragraph" style:parent-style-name="Standard">
      <style:text-properties officeooo:rsid="001c9903" officeooo:paragraph-rsid="001c9903"/>
    </style:style>
    <style:style style:name="P42" style:family="paragraph" style:parent-style-name="Standard">
      <style:text-properties officeooo:rsid="001c0a70" officeooo:paragraph-rsid="001c0a70"/>
    </style:style>
    <style:style style:name="P43" style:family="paragraph" style:parent-style-name="Standard">
      <style:text-properties officeooo:rsid="001d1e2d" officeooo:paragraph-rsid="003c6f2a"/>
    </style:style>
    <style:style style:name="P44" style:family="paragraph" style:parent-style-name="Standard">
      <style:text-properties officeooo:rsid="00366e2c" officeooo:paragraph-rsid="00366e2c"/>
    </style:style>
    <style:style style:name="P45" style:family="paragraph" style:parent-style-name="Standard">
      <style:text-properties officeooo:rsid="003e1cc5" officeooo:paragraph-rsid="003e1cc5"/>
    </style:style>
    <style:style style:name="P46" style:family="paragraph" style:parent-style-name="Standard">
      <style:text-properties officeooo:rsid="0041d4ec" officeooo:paragraph-rsid="0041d4ec"/>
    </style:style>
    <style:style style:name="P47" style:family="paragraph" style:parent-style-name="Standard">
      <style:text-properties officeooo:rsid="0043826e" officeooo:paragraph-rsid="0043826e"/>
    </style:style>
    <style:style style:name="T1" style:family="text">
      <style:text-properties officeooo:rsid="001c9903"/>
    </style:style>
    <style:style style:name="T2" style:family="text">
      <style:text-properties officeooo:rsid="001d1e2d"/>
    </style:style>
    <style:style style:name="T3" style:family="text">
      <style:text-properties officeooo:rsid="001ea3de"/>
    </style:style>
    <style:style style:name="T4" style:family="text">
      <style:text-properties officeooo:rsid="001ea80d"/>
    </style:style>
    <style:style style:name="T5" style:family="text">
      <style:text-properties officeooo:rsid="00208ea3"/>
    </style:style>
    <style:style style:name="T6" style:family="text">
      <style:text-properties officeooo:rsid="00271ab9"/>
    </style:style>
    <style:style style:name="T7" style:family="text">
      <style:text-properties officeooo:rsid="002b172a"/>
    </style:style>
    <style:style style:name="T8" style:family="text">
      <style:text-properties officeooo:rsid="002df827"/>
    </style:style>
    <style:style style:name="T9" style:family="text">
      <style:text-properties officeooo:rsid="0030fcd7"/>
    </style:style>
    <style:style style:name="T10" style:family="text">
      <style:text-properties officeooo:rsid="0033c132"/>
    </style:style>
    <style:style style:name="T11" style:family="text">
      <style:text-properties officeooo:rsid="00371faf"/>
    </style:style>
    <style:style style:name="T12" style:family="text">
      <style:text-properties officeooo:rsid="0038c3cb"/>
    </style:style>
    <style:style style:name="T13" style:family="text">
      <style:text-properties officeooo:rsid="003a4a22"/>
    </style:style>
    <style:style style:name="T14" style:family="text">
      <style:text-properties officeooo:rsid="003c3e01"/>
    </style:style>
    <style:style style:name="T15" style:family="text">
      <style:text-properties officeooo:rsid="003f5670"/>
    </style:style>
    <style:style style:name="T16" style:family="text">
      <style:text-properties officeooo:rsid="003f7b2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User Routes</text:p>
      <text:p text:style-name="P23">- <text:span text:style-name="T4">get_user_id()</text:span></text:p>
      <text:p text:style-name="P21">'/api/v1/user/get_user_id'</text:p>
      <text:p text:style-name="P20">GET</text:p>
      <text:p text:style-name="P16">Input (headers): None</text:p>
      <text:p text:style-name="P16">Input (body): N/A</text:p>
      <text:p text:style-name="P4">Input <text:span text:style-name="T2">(query)</text:span>: <text:span text:style-name="T4">cookie</text:span></text:p>
      <text:p text:style-name="P30">Output:</text:p>
      <text:p text:style-name="P31">{</text:p>
      <text:p text:style-name="P31"><text:s text:c="2"/>"status": "Success",</text:p>
      <text:p text:style-name="P31"><text:s text:c="2"/>"user_id": 1</text:p>
      <text:p text:style-name="P31">}</text:p>
      <text:p text:style-name="P30"/>
      <text:p text:style-name="P24">- get_favourite_buildings()</text:p>
      <text:p text:style-name="P21">'/api/v1/user/get_favourite_buildings'</text:p>
      <text:p text:style-name="P4">GET</text:p>
      <text:p text:style-name="P4">Input <text:span text:style-name="T2">(headers)</text:span>: user_id </text:p>
      <text:p text:style-name="P16">Input (body): N/A</text:p>
      <text:p text:style-name="P4">Input <text:span text:style-name="T2">(query)</text:span>: <text:span text:style-name="T2">None</text:span></text:p>
      <text:p text:style-name="P30">Output:</text:p>
      <text:p text:style-name="P31">{</text:p>
      <text:p text:style-name="P31"><text:s text:c="2"/>"status": "Success",</text:p>
      <text:p text:style-name="P31"><text:s text:c="2"/>"result": [</text:p>
      <text:p text:style-name="P31"><text:s text:c="4"/>{</text:p>
      <text:p text:style-name="P31"><text:s text:c="6"/>"fav_id": 2,</text:p>
      <text:p text:style-name="P31"><text:s text:c="6"/>"user_id": 1,</text:p>
      <text:p text:style-name="P31"><text:s text:c="6"/>"building_id": 1</text:p>
      <text:p text:style-name="P31"><text:s text:c="4"/>}</text:p>
      <text:p text:style-name="P31"><text:s text:c="2"/>]</text:p>
      <text:p text:style-name="P31">}</text:p>
      <text:p text:style-name="P4"/>
      <text:p text:style-name="P24"><text:span text:style-name="T2">- add</text:span>_favourite_building()</text:p>
      <text:p text:style-name="P21">'/api/v1/user/add_favourite_building'</text:p>
      <text:p text:style-name="P16">POST</text:p>
      <text:p text:style-name="P4">Input <text:span text:style-name="T2">(headers)</text:span>: user_id </text:p>
      <text:p text:style-name="P16">Input (body): building_id</text:p>
      <text:p text:style-name="P4">Input <text:span text:style-name="T2">(query)</text:span>: <text:span text:style-name="T2">None</text:span></text:p>
      <text:p text:style-name="P30">Output:</text:p>
      <text:p text:style-name="P31">{</text:p>
      <text:p text:style-name="P31"><text:s text:c="2"/>"status": "Success",</text:p>
      <text:p text:style-name="P31"><text:s text:c="2"/>"fav_id": 2</text:p>
      <text:p text:style-name="P31">}</text:p>
      <text:p text:style-name="P24"><text:span text:style-name="T2">- delete</text:span>_favourite_building()</text:p>
      <text:p text:style-name="P21">'/api/v1/user/delete_favourite_building'</text:p>
      <text:p text:style-name="P16">POST</text:p>
      <text:p text:style-name="P4">Input <text:span text:style-name="T2">(headers)</text:span>: user_id </text:p>
      <text:p text:style-name="P16">Input (body): building_id</text:p>
      <text:p text:style-name="P4">Input <text:span text:style-name="T2">(query)</text:span>: <text:span text:style-name="T2">None</text:span></text:p>
      <text:p text:style-name="P31">{</text:p>
      <text:p text:style-name="P31"><text:soft-page-break/><text:s text:c="2"/>"status": "Success",</text:p>
      <text:p text:style-name="P31"><text:s text:c="2"/>"fav_id": 2</text:p>
      <text:p text:style-name="P31">}</text:p>
      <text:p text:style-name="P4"/>
      <text:p text:style-name="P26">- <text:span text:style-name="T6">create_booking</text:span>()</text:p>
      <text:p text:style-name="P21">'/api/v1/user/create_booking'</text:p>
      <text:p text:style-name="P11">POST</text:p>
      <text:p text:style-name="P5">Input <text:span text:style-name="T2">(headers)</text:span>: <text:span text:style-name="T3">user_id</text:span></text:p>
      <text:p text:style-name="P17">Input (body): <text:span text:style-name="T10">room_code (Eg. BA 3200), date, start_time (Eg. 13:05), end_time, title, comment, tag</text:span></text:p>
      <text:p text:style-name="P7">Input <text:span text:style-name="T2">(query)</text:span>: <text:span text:style-name="T3">None</text:span></text:p>
      <text:p text:style-name="P31">Output</text:p>
      <text:p text:style-name="P35">{</text:p>
      <text:p text:style-name="P31"><text:s text:c="2"/>"status": "Success",</text:p>
      <text:p text:style-name="P31"><text:s text:c="2"/>"booking_id": 1</text:p>
      <text:p text:style-name="P31">}</text:p>
      <text:p text:style-name="P11"/>
      <text:p text:style-name="P26">- <text:span text:style-name="T3">delete</text:span>_<text:span text:style-name="T6">booking</text:span>()</text:p>
      <text:p text:style-name="P21">'/api/v1/user/delete_booking'</text:p>
      <text:p text:style-name="P11">POST</text:p>
      <text:p text:style-name="P5">Input <text:span text:style-name="T2">(headers)</text:span>: <text:span text:style-name="T3">user_id</text:span></text:p>
      <text:p text:style-name="P17">Input (body): <text:span text:style-name="T3">booking_id</text:span></text:p>
      <text:p text:style-name="P5">Input <text:span text:style-name="T2">(query)</text:span>: <text:span text:style-name="T3">None</text:span></text:p>
      <text:p text:style-name="P30">Output</text:p>
      <text:p text:style-name="P31">{</text:p>
      <text:p text:style-name="P31"><text:s text:c="2"/>"status": "Success"</text:p>
      <text:p text:style-name="P31">}</text:p>
      <text:p text:style-name="P31"/>
      <text:p text:style-name="P28">- <text:span text:style-name="T9">add_comment</text:span>()</text:p>
      <text:p text:style-name="P22">'/api/v1/user/<text:span text:style-name="T12">add_comment'</text:span></text:p>
      <text:p text:style-name="P13">POST</text:p>
      <text:p text:style-name="P9">Input <text:span text:style-name="T2">(headers)</text:span>: <text:span text:style-name="T3">user_id</text:span></text:p>
      <text:p text:style-name="P43">Input (body): <text:span text:style-name="T12">building_id, title(20 chars), message</text:span></text:p>
      <text:p text:style-name="P9">Input <text:span text:style-name="T2">(query)</text:span>: <text:span text:style-name="T3">None</text:span></text:p>
      <text:p text:style-name="P37">Output: <text:span text:style-name="T13">{</text:span></text:p>
      <text:p text:style-name="P39"><text:s text:c="2"/>"status": "Success",</text:p>
      <text:p text:style-name="P39"><text:s text:c="2"/>"comment_id": 2</text:p>
      <text:p text:style-name="P39">}</text:p>
      <text:p text:style-name="P4"/>
      <text:p text:style-name="P29">Building Routes</text:p>
      <text:p text:style-name="P23"/>
      <text:p text:style-name="P23">- get_nearby_buildings()</text:p>
      <text:p text:style-name="P21">'/api/v1/building/get_nearby_buildings'</text:p>
      <text:p text:style-name="P14">GET</text:p>
      <text:p text:style-name="P14">Input (headers): None</text:p>
      <text:p text:style-name="P14">Input (body): N/A</text:p>
      <text:p text:style-name="P1">Input <text:span text:style-name="T2">(query)</text:span>: <text:span text:style-name="T5">lat, lon</text:span></text:p>
      <text:p text:style-name="P1">Output: Ordered list of buildings by location</text:p>
      <text:p text:style-name="P32">{</text:p>
      <text:p text:style-name="P32"><text:s text:c="2"/>"status": "Success",</text:p>
      <text:p text:style-name="P32"><text:soft-page-break/><text:s text:c="2"/>"response": [</text:p>
      <text:p text:style-name="P32"><text:s text:c="4"/>{</text:p>
      <text:p text:style-name="P32"><text:s text:c="6"/>"building_id": 1,</text:p>
      <text:p text:style-name="P32"><text:s text:c="6"/>"name": "Bahen Centre",</text:p>
      <text:p text:style-name="P32"><text:s text:c="6"/>"address": "40 St George St, Toronto, ON M5S 2E4",</text:p>
      <text:p text:style-name="P32"><text:s text:c="6"/>"num_rooms": 320,</text:p>
      <text:p text:style-name="P32"><text:s text:c="6"/>"lat": 79.3977,</text:p>
      <text:p text:style-name="P32"><text:s text:c="6"/>"lon": 43.6596</text:p>
      <text:p text:style-name="P32"><text:s text:c="4"/>},</text:p>
      <text:p text:style-name="P32"><text:s text:c="2"/>]</text:p>
      <text:p text:style-name="P32">}</text:p>
      <text:p text:style-name="P3"/>
      <text:p text:style-name="P23">- get_all_buildings()</text:p>
      <text:p text:style-name="P21">'/api/v1/building/get_all_buildings'</text:p>
      <text:p text:style-name="P1">GET</text:p>
      <text:p text:style-name="P2">Input <text:span text:style-name="T2">(headers)</text:span>: <text:span text:style-name="T2">None</text:span> </text:p>
      <text:p text:style-name="P14">Input (body): N/A</text:p>
      <text:p text:style-name="P2">Input <text:span text:style-name="T2">(query)</text:span>: <text:span text:style-name="T2">None</text:span></text:p>
      <text:p text:style-name="P1">Output: <text:span text:style-name="T7">Alphabetical List</text:span></text:p>
      <text:p text:style-name="P32">{</text:p>
      <text:p text:style-name="P32"><text:s text:c="2"/>"status": "Success",</text:p>
      <text:p text:style-name="P32"><text:s text:c="2"/>"response": [</text:p>
      <text:p text:style-name="P32"><text:s text:c="4"/>{</text:p>
      <text:p text:style-name="P32"><text:s text:c="6"/>"building_id": 1,</text:p>
      <text:p text:style-name="P32"><text:s text:c="6"/>"name": "Bahen Centre",</text:p>
      <text:p text:style-name="P38"><text:s text:c="7"/>"code": "BA",</text:p>
      <text:p text:style-name="P32"><text:s text:c="6"/>"address": "40 St George St, Toronto, ON M5S 2E4",</text:p>
      <text:p text:style-name="P32"><text:s text:c="6"/>"num_rooms": 320,</text:p>
      <text:p text:style-name="P32"><text:s text:c="6"/>"lat": 79.3977,</text:p>
      <text:p text:style-name="P32"><text:s text:c="6"/>"lon": 43.6596</text:p>
      <text:p text:style-name="P32"><text:s text:c="4"/>},</text:p>
      <text:p text:style-name="P32">{</text:p>
      <text:p text:style-name="P32"><text:s text:c="6"/>"building_id": 1,</text:p>
      <text:p text:style-name="P32"><text:s text:c="6"/>"name": "Bahen Centre",</text:p>
      <text:p text:style-name="P32"><text:s text:c="6"/>"address": "40 St George St, Toronto, ON M5S 2E4",</text:p>
      <text:p text:style-name="P32"><text:s text:c="6"/>"num_rooms": 320,</text:p>
      <text:p text:style-name="P32"><text:s text:c="6"/>"lat": 79.3977,</text:p>
      <text:p text:style-name="P32"><text:s text:c="6"/>"lon": 43.6596</text:p>
      <text:p text:style-name="P32"><text:s text:c="4"/>}</text:p>
      <text:p text:style-name="P32"><text:s text:c="2"/>]</text:p>
      <text:p text:style-name="P32">}</text:p>
      <text:p text:style-name="P1"/>
      <text:p text:style-name="P23">- get_building_info()</text:p>
      <text:p text:style-name="P21">'/api/v1/building/get_building_info'</text:p>
      <text:p text:style-name="P19">GET</text:p>
      <text:p text:style-name="P3">Input <text:span text:style-name="T2">(headers)</text:span>: <text:span text:style-name="T2">None</text:span> </text:p>
      <text:p text:style-name="P15">Input (body): <text:span text:style-name="T3">N/A</text:span></text:p>
      <text:p text:style-name="P3">Input <text:span text:style-name="T2">(query)</text:span>: <text:span text:style-name="T3">building_id</text:span></text:p>
      <text:p text:style-name="P30">Output: <text:span text:style-name="T11">{Available/Available Soon/Unavailable: room_id, code}, comments, bookings, hours</text:span></text:p>
      <text:p text:style-name="P30"><text:soft-page-break/></text:p>
      <text:p text:style-name="P30"/>
      <text:p text:style-name="P23">- get_<text:span text:style-name="T4">building_</text:span>comments()</text:p>
      <text:p text:style-name="P21">'/api/v1/building/get_building_comments'</text:p>
      <text:p text:style-name="P1">GET </text:p>
      <text:p text:style-name="P3">Input <text:span text:style-name="T2">(headers)</text:span>: <text:span text:style-name="T14">None</text:span></text:p>
      <text:p text:style-name="P15">Input (body): N/A</text:p>
      <text:p text:style-name="P3">Input <text:span text:style-name="T2">(query)</text:span>: <text:span text:style-name="T3">building_id</text:span></text:p>
      <text:p text:style-name="P1">Output: </text:p>
      <text:p text:style-name="P45">{</text:p>
      <text:p text:style-name="P45"><text:s text:c="2"/>"status": "Success",</text:p>
      <text:p text:style-name="P45"><text:s text:c="2"/>"comments": [</text:p>
      <text:p text:style-name="P45"><text:s text:c="4"/>{</text:p>
      <text:p text:style-name="P45"><text:s text:c="6"/>"comment_id": 5,</text:p>
      <text:p text:style-name="P45"><text:s text:c="6"/>"building_id": 79,</text:p>
      <text:p text:style-name="P45"><text:s text:c="6"/>"title": "Food in Atrium",</text:p>
      <text:p text:style-name="P45"><text:s text:c="6"/>"message": "Free food in the Atrium of Bahen Centre, I think till 2pm",</text:p>
      <text:p text:style-name="P45"><text:s text:c="6"/>"user_id": 1,</text:p>
      <text:p text:style-name="P45"><text:s text:c="6"/>"date_and_time": "2017-03-31T04:12:40.941Z"</text:p>
      <text:p text:style-name="P45"><text:s text:c="4"/>}</text:p>
      <text:p text:style-name="P45"><text:s text:c="2"/>]</text:p>
      <text:p text:style-name="P45">}</text:p>
      <text:p text:style-name="P1"/>
      <text:p text:style-name="P23">- get_building_labs()</text:p>
      <text:p text:style-name="P21">'/api/v1/building/get_building_labs'</text:p>
      <text:p text:style-name="P1">GET</text:p>
      <text:p text:style-name="P3">Input <text:span text:style-name="T2">(headers)</text:span>: <text:span text:style-name="T3">None</text:span></text:p>
      <text:p text:style-name="P15">Input (body): N/A</text:p>
      <text:p text:style-name="P3">Input <text:span text:style-name="T2">(query)</text:span>: <text:span text:style-name="T3">building_id</text:span></text:p>
      <text:p text:style-name="P33"/>
      <text:p text:style-name="P23">- <text:span text:style-name="T1">get_room_info()</text:span></text:p>
      <text:p text:style-name="P21">'/api/v1/building/get_room_info'</text:p>
      <text:p text:style-name="P10">GET</text:p>
      <text:p text:style-name="P3">Input <text:span text:style-name="T2">(headers)</text:span>: <text:span text:style-name="T3">None</text:span></text:p>
      <text:p text:style-name="P15">Input (body): N/A</text:p>
      <text:p text:style-name="P3">Input <text:span text:style-name="T2">(query)</text:span>: <text:span text:style-name="T15">room_id</text:span></text:p>
      <text:p text:style-name="P10">Output: </text:p>
      <text:p text:style-name="P46">{</text:p>
      <text:p text:style-name="P46"><text:s text:c="4"/>"status": "Success",</text:p>
      <text:p text:style-name="P46"><text:s text:c="4"/>"result": {</text:p>
      <text:p text:style-name="P46"><text:s text:c="8"/>"schedule": [</text:p>
      <text:p text:style-name="P46"><text:s text:c="12"/>{</text:p>
      <text:p text:style-name="P46"><text:s text:c="16"/>"schedule_id": 7,</text:p>
      <text:p text:style-name="P46"><text:s text:c="16"/>"classroom_id": 2,</text:p>
      <text:p text:style-name="P46"><text:s text:c="16"/>"building_id": 71,</text:p>
      <text:p text:style-name="P46"><text:s text:c="16"/>"activity": "CSC373-TUT",</text:p>
      <text:p text:style-name="P46"><text:s text:c="16"/>"start_time": "13:00:00",</text:p>
      <text:p text:style-name="P46"><text:s text:c="16"/>"end_time": "15:00:00",</text:p>
      <text:p text:style-name="P46"><text:s text:c="16"/>"weekday": "Friday"</text:p>
      <text:p text:style-name="P46"><text:soft-page-break/><text:s text:c="12"/>},</text:p>
      <text:p text:style-name="P46"><text:s text:c="12"/>{</text:p>
      <text:p text:style-name="P46"><text:s text:c="16"/>"schedule_id": 8,</text:p>
      <text:p text:style-name="P46"><text:s text:c="16"/>"classroom_id": 2,</text:p>
      <text:p text:style-name="P46"><text:s text:c="16"/>"building_id": 71,</text:p>
      <text:p text:style-name="P46"><text:s text:c="16"/>"activity": "CSC373-TUT",</text:p>
      <text:p text:style-name="P46"><text:s text:c="16"/>"start_time": "13:00:00",</text:p>
      <text:p text:style-name="P46"><text:s text:c="16"/>"end_time": "15:00:00",</text:p>
      <text:p text:style-name="P46"><text:s text:c="16"/>"weekday": "Friday"</text:p>
      <text:p text:style-name="P46"><text:s text:c="12"/>},</text:p>
      <text:p text:style-name="P46"><text:s text:c="12"/>{</text:p>
      <text:p text:style-name="P46"><text:s text:c="16"/>"schedule_id": 9,</text:p>
      <text:p text:style-name="P46"><text:s text:c="16"/>"classroom_id": 2,</text:p>
      <text:p text:style-name="P46"><text:s text:c="16"/>"building_id": 71,</text:p>
      <text:p text:style-name="P46"><text:s text:c="16"/>"activity": "CSC373-TUT",</text:p>
      <text:p text:style-name="P46"><text:s text:c="16"/>"start_time": "18:00:00",</text:p>
      <text:p text:style-name="P46"><text:s text:c="16"/>"end_time": "21:00:00",</text:p>
      <text:p text:style-name="P46"><text:s text:c="16"/>"weekday": "Friday"</text:p>
      <text:p text:style-name="P46"><text:s text:c="12"/>}</text:p>
      <text:p text:style-name="P46"><text:s text:c="8"/>],</text:p>
      <text:p text:style-name="P46"><text:s text:c="8"/>"bookings": [</text:p>
      <text:p text:style-name="P46"><text:s text:c="12"/>{</text:p>
      <text:p text:style-name="P46"><text:s text:c="16"/>"booking_id": 3,</text:p>
      <text:p text:style-name="P46"><text:s text:c="16"/>"user_id": 1,</text:p>
      <text:p text:style-name="P46"><text:s text:c="16"/>"classroom_id": 2,</text:p>
      <text:p text:style-name="P46"><text:s text:c="16"/>"building_id": 79,</text:p>
      <text:p text:style-name="P46"><text:s text:c="16"/>"message": "PLaying WoW ",</text:p>
      <text:p text:style-name="P46"><text:s text:c="16"/>"tags": "WOW",</text:p>
      <text:p text:style-name="P46"><text:s text:c="16"/>"start_time": "12:30:00",</text:p>
      <text:p text:style-name="P46"><text:s text:c="16"/>"end_time": "13:30:00",</text:p>
      <text:p text:style-name="P46"><text:s text:c="16"/>"booking_date": "2017-03-24T04:00:00.000Z"</text:p>
      <text:p text:style-name="P46"><text:s text:c="12"/>},</text:p>
      <text:p text:style-name="P46"><text:s text:c="12"/>{</text:p>
      <text:p text:style-name="P46"><text:s text:c="16"/>"booking_id": 4,</text:p>
      <text:p text:style-name="P46"><text:s text:c="16"/>"user_id": 1,</text:p>
      <text:p text:style-name="P46"><text:s text:c="16"/>"classroom_id": 2,</text:p>
      <text:p text:style-name="P46"><text:s text:c="16"/>"building_id": 79,</text:p>
      <text:p text:style-name="P46"><text:s text:c="16"/>"message": "PLaying WoW ",</text:p>
      <text:p text:style-name="P46"><text:s text:c="16"/>"tags": "WOW",</text:p>
      <text:p text:style-name="P46"><text:s text:c="16"/>"start_time": "12:30:00",</text:p>
      <text:p text:style-name="P46"><text:s text:c="16"/>"end_time": "13:30:00",</text:p>
      <text:p text:style-name="P46"><text:s text:c="16"/>"booking_date": "2017-03-24T04:00:00.000Z"</text:p>
      <text:p text:style-name="P46"><text:s text:c="12"/>}</text:p>
      <text:p text:style-name="P46"><text:s text:c="8"/>]</text:p>
      <text:p text:style-name="P46"><text:s text:c="4"/>}</text:p>
      <text:p text:style-name="P46">}</text:p>
      <text:p text:style-name="P1"/>
      <text:p text:style-name="P23">- <text:span text:style-name="T1">get_building_hours()</text:span></text:p>
      <text:p text:style-name="P21">'/api/v1/building/get_building_hours'</text:p>
      <text:p text:style-name="P10"><text:soft-page-break/>GET</text:p>
      <text:p text:style-name="P3">Input <text:span text:style-name="T2">(headers)</text:span>: <text:span text:style-name="T3">N/A</text:span></text:p>
      <text:p text:style-name="P15">Input (body): N/A</text:p>
      <text:p text:style-name="P3">Input <text:span text:style-name="T2">(query)</text:span>: <text:span text:style-name="T3">building_id, </text:span></text:p>
      <text:p text:style-name="P10">Output: </text:p>
      <text:p text:style-name="P44">{</text:p>
      <text:p text:style-name="P44"><text:s text:c="2"/>"schedule": {</text:p>
      <text:p text:style-name="P44"><text:s text:c="4"/>"Monday": [</text:p>
      <text:p text:style-name="P44"><text:s text:c="6"/>"08:00:00",</text:p>
      <text:p text:style-name="P44"><text:s text:c="6"/>"21:00:00"</text:p>
      <text:p text:style-name="P44"><text:s text:c="4"/>],</text:p>
      <text:p text:style-name="P44"><text:s text:c="4"/>"Tuesday": [</text:p>
      <text:p text:style-name="P44"><text:s text:c="6"/>"08:00:00",</text:p>
      <text:p text:style-name="P44"><text:s text:c="6"/>"21:00:00"</text:p>
      <text:p text:style-name="P44"><text:s text:c="4"/>],</text:p>
      <text:p text:style-name="P44"><text:s text:c="4"/>"Wednesday": [</text:p>
      <text:p text:style-name="P44"><text:s text:c="6"/>"08:00:00",</text:p>
      <text:p text:style-name="P44"><text:s text:c="6"/>"21:00:00"</text:p>
      <text:p text:style-name="P44"><text:s text:c="4"/>],</text:p>
      <text:p text:style-name="P44"><text:s text:c="4"/>"Thursday": [</text:p>
      <text:p text:style-name="P44"><text:s text:c="6"/>"08:00:00",</text:p>
      <text:p text:style-name="P44"><text:s text:c="6"/>"21:00:00"</text:p>
      <text:p text:style-name="P44"><text:s text:c="4"/>],</text:p>
      <text:p text:style-name="P44"><text:s text:c="4"/>"Friday": [</text:p>
      <text:p text:style-name="P44"><text:s text:c="6"/>"08:00:00",</text:p>
      <text:p text:style-name="P44"><text:s text:c="6"/>"21:00:00"</text:p>
      <text:p text:style-name="P44"><text:s text:c="4"/>],</text:p>
      <text:p text:style-name="P44"><text:s text:c="4"/>"Saturday": [</text:p>
      <text:p text:style-name="P44"><text:s text:c="6"/>"10:00:00",</text:p>
      <text:p text:style-name="P44"><text:s text:c="6"/>"17:00:00"</text:p>
      <text:p text:style-name="P44"><text:s text:c="4"/>],</text:p>
      <text:p text:style-name="P44"><text:s text:c="4"/>"Sunday": [</text:p>
      <text:p text:style-name="P44"><text:s text:c="6"/>"10:00:00",</text:p>
      <text:p text:style-name="P44"><text:s text:c="6"/>"17:00:00"</text:p>
      <text:p text:style-name="P44"><text:s text:c="4"/>]</text:p>
      <text:p text:style-name="P44"><text:s text:c="2"/>}</text:p>
      <text:p text:style-name="P44">}</text:p>
      <text:p text:style-name="P27"/>
      <text:p text:style-name="P25">- <text:span text:style-name="T1">get_room_schedule()</text:span></text:p>
      <text:p text:style-name="P21">'/api/v1/building/get_room_schedule'</text:p>
      <text:p text:style-name="P12">GET</text:p>
      <text:p text:style-name="P6">Input <text:span text:style-name="T2">(headers)</text:span>: <text:span text:style-name="T3">N/A</text:span></text:p>
      <text:p text:style-name="P18">Input (body): N/A</text:p>
      <text:p text:style-name="P8">Input <text:span text:style-name="T2">(query)</text:span>: <text:span text:style-name="T16">room_id</text:span></text:p>
      <text:p text:style-name="P12">Output: </text:p>
      <text:p text:style-name="P34">{</text:p>
      <text:p text:style-name="P34"><text:s text:c="2"/>"status": "Success",</text:p>
      <text:p text:style-name="P34"><text:s text:c="2"/>"response": [</text:p>
      <text:p text:style-name="P34"><text:s text:c="4"/>{</text:p>
      <text:p text:style-name="P34"><text:soft-page-break/><text:s text:c="6"/>"schedule_id": 4,</text:p>
      <text:p text:style-name="P34"><text:s text:c="6"/>"classroom_id": 1,</text:p>
      <text:p text:style-name="P34"><text:s text:c="6"/>"building_id": 1,</text:p>
      <text:p text:style-name="P34"><text:s text:c="6"/>"activity": "CSC373-TUT",</text:p>
      <text:p text:style-name="P34"><text:s text:c="6"/>"start_time": "2017-03-27T17:00:00.000Z",</text:p>
      <text:p text:style-name="P34"><text:s text:c="6"/>"end_time": "2017-03-27T19:00:00.000Z"</text:p>
      <text:p text:style-name="P34"><text:s text:c="4"/>},</text:p>
      <text:p text:style-name="P34"><text:s text:c="4"/>{</text:p>
      <text:p text:style-name="P34"><text:s text:c="6"/>"schedule_id": 5,</text:p>
      <text:p text:style-name="P34"><text:s text:c="6"/>"classroom_id": 1,</text:p>
      <text:p text:style-name="P34"><text:s text:c="6"/>"building_id": 1,</text:p>
      <text:p text:style-name="P34"><text:s text:c="6"/>"activity": "CSC373-TUT",</text:p>
      <text:p text:style-name="P34"><text:s text:c="6"/>"start_time": "2017-03-27T17:00:00.000Z",</text:p>
      <text:p text:style-name="P34"><text:s text:c="6"/>"end_time": "2017-03-27T19:00:00.000Z"</text:p>
      <text:p text:style-name="P34"><text:s text:c="4"/>}</text:p>
      <text:p text:style-name="P34"><text:s text:c="2"/>]</text:p>
      <text:p text:style-name="P34">}</text:p>
      <text:p text:style-name="P12"/>
      <text:p text:style-name="P25">- <text:span text:style-name="T1">get_building_schedule()</text:span></text:p>
      <text:p text:style-name="P21">'/api/v1/building/get_building_schedule'</text:p>
      <text:p text:style-name="P12">GET</text:p>
      <text:p text:style-name="P6">Input <text:span text:style-name="T2">(headers)</text:span>: <text:span text:style-name="T3">N/A</text:span></text:p>
      <text:p text:style-name="P18">Input (body): N/A</text:p>
      <text:p text:style-name="P8">Input <text:span text:style-name="T2">(query)</text:span>: <text:span text:style-name="T8">building_id,</text:span></text:p>
      <text:p text:style-name="P12">Output: </text:p>
      <text:p text:style-name="P47">{</text:p>
      <text:p text:style-name="P47"><text:s text:c="2"/>"status": "Success",</text:p>
      <text:p text:style-name="P47"><text:s text:c="2"/>"response": [</text:p>
      <text:p text:style-name="P47"><text:s text:c="4"/>{</text:p>
      <text:p text:style-name="P47"><text:s text:c="6"/>"schedule_id": 7,</text:p>
      <text:p text:style-name="P47"><text:s text:c="6"/>"classroom_id": 2,</text:p>
      <text:p text:style-name="P47"><text:s text:c="6"/>"building_id": 71,</text:p>
      <text:p text:style-name="P47"><text:s text:c="6"/>"activity": "CSC373-TUT",</text:p>
      <text:p text:style-name="P47"><text:s text:c="6"/>"start_time": "13:00:00",</text:p>
      <text:p text:style-name="P47"><text:s text:c="6"/>"end_time": "15:00:00",</text:p>
      <text:p text:style-name="P47"><text:s text:c="6"/>"weekday": "Friday"</text:p>
      <text:p text:style-name="P47"><text:s text:c="4"/>},</text:p>
      <text:p text:style-name="P47"><text:s text:c="4"/>{</text:p>
      <text:p text:style-name="P47"><text:s text:c="6"/>"schedule_id": 8,</text:p>
      <text:p text:style-name="P47"><text:s text:c="6"/>"classroom_id": 2,</text:p>
      <text:p text:style-name="P47"><text:s text:c="6"/>"building_id": 71,</text:p>
      <text:p text:style-name="P47"><text:s text:c="6"/>"activity": "CSC373-TUT",</text:p>
      <text:p text:style-name="P47"><text:s text:c="6"/>"start_time": "13:00:00",</text:p>
      <text:p text:style-name="P47"><text:s text:c="6"/>"end_time": "15:00:00",</text:p>
      <text:p text:style-name="P47"><text:s text:c="6"/>"weekday": "Friday"</text:p>
      <text:p text:style-name="P47"><text:s text:c="4"/>},</text:p>
      <text:p text:style-name="P47"><text:s text:c="4"/>{</text:p>
      <text:p text:style-name="P47"><text:s text:c="6"/>"schedule_id": 9,</text:p>
      <text:p text:style-name="P47"><text:s text:c="6"/>"classroom_id": 2,</text:p>
      <text:p text:style-name="P47"><text:soft-page-break/><text:s text:c="6"/>"building_id": 71,</text:p>
      <text:p text:style-name="P47"><text:s text:c="6"/>"activity": "CSC373-TUT",</text:p>
      <text:p text:style-name="P47"><text:s text:c="6"/>"start_time": "18:00:00",</text:p>
      <text:p text:style-name="P47"><text:s text:c="6"/>"end_time": "21:00:00",</text:p>
      <text:p text:style-name="P47"><text:s text:c="6"/>"weekday": "Friday"</text:p>
      <text:p text:style-name="P47"><text:s text:c="4"/>}</text:p>
      <text:p text:style-name="P47"><text:s text:c="2"/>]</text:p>
      <text:p text:style-name="P47">}</text:p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6T13:40:51.947005852</meta:creation-date>
    <dc:date>2017-03-31T00:59:28.552015165</dc:date>
    <meta:editing-duration>P2DT1H22M29S</meta:editing-duration>
    <meta:editing-cycles>31</meta:editing-cycles>
    <meta:generator>LibreOffice/4.2.8.2$Linux_X86_64 LibreOffice_project/420m0$Build-2</meta:generator>
    <meta:document-statistic meta:table-count="0" meta:image-count="0" meta:object-count="0" meta:page-count="8" meta:paragraph-count="335" meta:word-count="656" meta:character-count="6766" meta:non-whitespace-character-count="5000"/>
  </office:meta>
</office:document-meta>
</file>